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D0000021AB0BF1C037781FA55.png" manifest:media-type="image/png"/>
  <manifest:file-entry manifest:full-path="Pictures/100000000000005E0000005EEA04F62CACE0D2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3" svg:font-family="Courier" style:font-adornments="Bold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1.115cm"/>
    </style:style>
    <style:style style:name="gr3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402cm" fo:min-width="8.129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604cm" svg:height="17.52cm" svg:x="0.046cm" svg:y="0.761cm">
          <draw:image xlink:href="Pictures/100000000000038D0000021AB0BF1C037781FA55.png" xlink:type="simple" xlink:show="embed" xlink:actuate="onLoad">
            <text:p/>
          </draw:image>
        </draw:frame>
        <draw:frame draw:style-name="gr2" draw:text-style-name="P2" draw:layer="layout" svg:width="10.548cm" svg:height="1.673cm" svg:x="9.116cm" svg:y="4.122cm">
          <draw:text-box>
            <text:p><text:span text:style-name="T1">This is the </text:span><text:span text:style-name="T1">option for my </text:span><text:span text:style-name="T1">machine. Plain </text:span><text:span text:style-name="T1">Ubuntu </text:span><text:span text:style-name="T1">LINUX.</text:span></text:p>
          </draw:text-box>
        </draw:frame>
        <draw:line draw:style-name="gr3" draw:text-style-name="P1" draw:layer="layout" svg:x1="14.317cm" svg:y1="5.618cm" svg:x2="10.003cm" svg:y2="12.649cm">
          <text:p/>
        </draw:line>
        <draw:custom-shape draw:style-name="gr4" draw:text-style-name="P3" draw:layer="layout" svg:width="8.629cm" svg:height="0.652cm" svg:x="1.501cm" svg:y="12.4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3" svg:font-family="Courier" style:font-adornments="Bold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EA04F62CACE0D2F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18T10:09:08.884311197</dc:date>
    <meta:editing-duration>PT4H30M28S</meta:editing-duration>
    <meta:editing-cycles>23</meta:editing-cycles>
    <meta:generator>LibreOffice/5.1.6.2$Linux_X86_64 LibreOffice_project/10m0$Build-2</meta:generator>
    <meta:document-statistic meta:object-count="4"/>
  </office:meta>
</office:document-meta>
</file>